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textarea-horizontal-align="justify" draw:textarea-vertical-align="middle" draw:auto-grow-height="false" fo:min-height="5.779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4.062cm" fo:min-width="0.45cm"/>
    </style:style>
    <style:style style:name="gr4" style:family="graphic" style:parent-style-name="standard">
      <style:graphic-properties draw:textarea-horizontal-align="justify" draw:textarea-vertical-align="middle" draw:auto-grow-height="false" fo:min-height="2.466cm" fo:min-width="0.968cm"/>
    </style:style>
    <style:style style:name="gr5" style:family="graphic" style:parent-style-name="standard">
      <style:graphic-properties draw:textarea-horizontal-align="justify" draw:textarea-vertical-align="middle" draw:auto-grow-height="false" fo:min-height="0.931cm" fo:min-width="2.204cm"/>
    </style:style>
    <style:style style:name="gr6" style:family="graphic" style:parent-style-name="standard">
      <style:graphic-properties draw:stroke="none" svg:stroke-color="#000000" draw:fill="none" draw:fill-color="#ffffff" fo:min-height="1.546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1.909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781cm" svg:y1="5.826cm" svg:x2="20.177cm" svg:y2="10.017cm">
          <text:p/>
        </draw:line>
        <draw:line draw:style-name="gr1" draw:text-style-name="P1" draw:layer="layout" svg:x1="16.241cm" svg:y1="6.97cm" svg:x2="17.256cm" svg:y2="10.271cm">
          <text:p/>
        </draw:line>
        <draw:custom-shape draw:style-name="gr2" draw:text-style-name="P2" draw:layer="layout" svg:width="3.175cm" svg:height="9.017cm" svg:x="3.921cm" svg:y="5.0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328.93553223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3" draw:text-style-name="P2" draw:layer="layout" svg:width="1.972cm" svg:height="5.333cm" svg:x="6.842cm" svg:y="7.22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1196.642182581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" draw:text-style-name="P2" draw:layer="layout" svg:width="2.054cm" svg:height="3.301cm" svg:x="9.487cm" svg:y="8.36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6168.625075711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" draw:text-style-name="P2" draw:layer="layout" svg:width="2.054cm" svg:height="3.301cm" svg:x="17.002cm" svg:y="8.2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6168.625075711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5" draw:text-style-name="P2" draw:layer="layout" svg:width="3.175cm" svg:height="1.651cm" svg:x="12.684cm" svg:y="9.12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6168.625075711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3" draw:text-style-name="P2" draw:layer="layout" svg:width="1.972cm" svg:height="5.333cm" svg:x="19.983cm" svg:y="6.84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1196.642182581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" draw:text-style-name="P2" draw:layer="layout" svg:width="3.175cm" svg:height="9.017cm" svg:x="22.59cm" svg:y="4.9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328.93553223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" draw:text-style-name="P3" draw:layer="layout" svg:width="5.568cm" svg:height="1.796cm" draw:transform="rotate (0.785398163397448) translate (10.144cm 14.208cm)">
          <draw:text-box>
            <text:p>1x1 Convolution</text:p>
            <text:p>128 layers</text:p>
          </draw:text-box>
        </draw:frame>
        <draw:frame draw:style-name="gr7" draw:text-style-name="P3" draw:layer="layout" svg:width="4.398cm" svg:height="2.384cm" draw:transform="rotate (0.785398163397448) translate (20.969cm 15.824cm)">
          <draw:text-box>
            <text:p>Output Image</text:p>
            <text:p>Segmented</text:p>
            <text:p>3 layers</text:p>
          </draw:text-box>
        </draw:frame>
        <draw:frame draw:style-name="gr8" draw:text-style-name="P3" draw:layer="layout" svg:width="3.831cm" svg:height="2.159cm" draw:transform="rotate (0.785398163397448) translate (7.731cm 14.123cm)">
          <draw:text-box>
            <text:p>Encoder 2</text:p>
            <text:p>64 layers</text:p>
          </draw:text-box>
        </draw:frame>
        <draw:frame draw:style-name="gr7" draw:text-style-name="P3" draw:layer="layout" svg:width="4.296cm" svg:height="2.384cm" draw:transform="rotate (0.785398163397448) translate (17.613cm 14.579cm)">
          <draw:text-box>
            <text:p>Decoder 2</text:p>
            <text:p>32 layers</text:p>
          </draw:text-box>
        </draw:frame>
        <draw:frame draw:style-name="gr8" draw:text-style-name="P3" draw:layer="layout" svg:width="3.473cm" svg:height="2.159cm" draw:transform="rotate (0.785398163397448) translate (14.843cm 13.824cm)">
          <draw:text-box>
            <text:p>Decoder 1</text:p>
            <text:p>64 layers</text:p>
          </draw:text-box>
        </draw:frame>
        <draw:frame draw:style-name="gr8" draw:text-style-name="P3" draw:layer="layout" svg:width="3.59cm" svg:height="2.159cm" draw:transform="rotate (0.785398163397448) translate (4.556cm 14.84cm)">
          <draw:text-box>
            <text:p>Encoder 1</text:p>
            <text:p>32 layers</text:p>
          </draw:text-box>
        </draw:frame>
        <draw:frame draw:style-name="gr8" draw:text-style-name="P3" draw:layer="layout" svg:width="4.039cm" svg:height="2.159cm" draw:transform="rotate (0.785398163397448) translate (0.808cm 15.921cm)">
          <draw:text-box>
            <text:p>Input Image</text:p>
            <text:p>160x160x3</text:p>
          </draw:text-box>
        </draw:frame>
        <draw:line draw:style-name="gr1" draw:text-style-name="P1" draw:layer="layout" svg:x1="8.239cm" svg:y1="9.89cm" svg:x2="9.89cm" svg:y2="6.969cm">
          <text:p/>
        </draw:line>
        <draw:line draw:style-name="gr1" draw:text-style-name="P1" draw:layer="layout" svg:x1="16.24cm" svg:y1="6.969cm" svg:x2="9.891cm" svg:y2="6.97cm">
          <text:p/>
        </draw:line>
        <draw:line draw:style-name="gr1" draw:text-style-name="P1" draw:layer="layout" svg:x1="18.78cm" svg:y1="5.826cm" svg:x2="8.239cm" svg:y2="5.826cm">
          <text:p/>
        </draw:line>
        <draw:line draw:style-name="gr1" draw:text-style-name="P1" draw:layer="layout" svg:x1="5.699cm" svg:y1="9.636cm" svg:x2="8.24cm" svg:y2="5.826cm">
          <text:p/>
        </draw:line>
        <draw:frame draw:style-name="gr9" draw:text-style-name="P3" draw:layer="layout" svg:width="5.715cm" svg:height="1.143cm" svg:x="10.398cm" svg:y="5.826cm">
          <draw:text-box>
            <text:p>Skip connec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49:01.626895928</meta:creation-date>
    <dc:date>2017-11-04T16:33:37.876435699</dc:date>
    <meta:editing-duration>PT30M33S</meta:editing-duration>
    <meta:editing-cycles>3</meta:editing-cycles>
    <meta:generator>LibreOffice/5.1.6.2$Linux_X86_64 LibreOffice_project/10m0$Build-2</meta:generator>
    <meta:document-statistic meta:object-count="25"/>
  </office:meta>
</office:document-meta>
</file>